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List_20_Contents">
      <style:paragraph-properties fo:margin-top="0in" fo:margin-bottom="0.1965in"/>
    </style:style>
    <style:style style:name="P12" style:family="paragraph" style:parent-style-name="List_20_Contents">
      <style:paragraph-properties fo:margin-top="0in" fo:margin-bottom="0.1965in"/>
      <style:text-properties fo:language="en" fo:country="US" style:language-complex="ar" style:country-complex="SA"/>
    </style:style>
    <style:style style:name="P13"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list-style-name="L1"/>
    <style:style style:name="P16" style:family="paragraph" style:parent-style-name="Heading_20_1">
      <style:text-properties fo:language="en" fo:country="US" style:language-complex="ar" style:country-complex="SA"/>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3861008" text:id="ct503861008">
          <text:deletion>
            <office:change-info>
              <dc:creator>Bob Jacobsen</dc:creator>
              <dc:date>2010-10-10T10:54:00</dc:date>
            </office:change-info>
            <text:h text:style-name="P1" text:outline-level="1">Title</text:h>
          </text:deletion>
        </text:changed-region>
        <text:changed-region xml:id="ct503865632" text:id="ct503865632">
          <text:insertion>
            <office:change-info>
              <dc:creator>Bob Jacobsen</dc:creator>
              <dc:date>2010-10-10T10:54:00</dc:date>
            </office:change-info>
          </text:insertion>
        </text:changed-region>
        <text:changed-region xml:id="ct544255520" text:id="ct544255520">
          <text:insertion>
            <office:change-info>
              <dc:creator>Bob Jacobsen</dc:creator>
              <dc:date>2011-09-11T00:22:00</dc:date>
            </office:change-info>
          </text:insertion>
        </text:changed-region>
        <text:changed-region xml:id="ct544791984" text:id="ct544791984">
          <text:insertion>
            <office:change-info>
              <dc:creator>Bob Jacobsen</dc:creator>
              <dc:date>2010-10-10T10:54:00</dc:date>
            </office:change-info>
          </text:insertion>
        </text:changed-region>
        <text:changed-region xml:id="ct503865728" text:id="ct503865728">
          <text:deletion>
            <office:change-info>
              <dc:creator>Bob Jacobsen</dc:creator>
              <dc:date>2010-10-14T14:39:00</dc:date>
            </office:change-info>
            <text:p text:style-name="List_20_Contents">one or more translaters and/or</text:p>
          </text:deletion>
        </text:changed-region>
        <text:changed-region xml:id="ct503865376" text:id="ct503865376">
          <text:insertion>
            <office:change-info>
              <dc:creator>Bob Jacobsen</dc:creator>
              <dc:date>2010-10-10T10:54:00</dc:date>
            </office:change-info>
          </text:insertion>
        </text:changed-region>
        <text:changed-region xml:id="ct503860656" text:id="ct503860656">
          <text:deletion>
            <office:change-info>
              <dc:creator>Bob Jacobsen</dc:creator>
              <dc:date>2010-10-14T14:39:00</dc:date>
            </office:change-info>
            <text:p text:style-name="List_20_Contents">s</text:p>
          </text:deletion>
        </text:changed-region>
        <text:changed-region xml:id="ct503866688" text:id="ct503866688">
          <text:insertion>
            <office:change-info>
              <dc:creator>Bob Jacobsen</dc:creator>
              <dc:date>2010-10-10T10:54:00</dc:date>
            </office:change-info>
          </text:insertion>
        </text:changed-region>
        <text:changed-region xml:id="ct503866784" text:id="ct503866784">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807799803"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503867744" text:id="ct503867744">
          <text:insertion>
            <office:change-info>
              <dc:creator>Bob Jacobsen</dc:creator>
              <dc:date>2010-10-14T22:32:00</dc:date>
            </office:change-info>
          </text:insertion>
        </text:changed-region>
        <text:changed-region xml:id="ct503867840" text:id="ct503867840">
          <text:insertion>
            <office:change-info>
              <dc:creator>Bob Jacobsen</dc:creator>
              <dc:date>2010-10-14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03861008"/><text:change-start text:change-id="ct503865632"/>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text:soft-page-break/>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Datagram</text:p>
      <text:p text:style-name="List_20_Contents">The datagram protocol is a way for a OpenLCB node to efficiently send a short, definite-length message to another specific node. In that, it lies in between “event messages”, which efficiently sends very short event IDs to all interested nodes, and the streaming protocol, which sends long messages between specific nodes, at some cost in efficiency. Sending a datagram takes multiple messages.</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ID</text:p>
      <text:p text:style-name="List_20_Contents">Destination Node ID - Node ID of the node to which a specific message is addressed. </text:p>
      <text:p text:style-name="List_20_Heading">Event ID (EID)</text:p>
      <text:p text:style-name="P11">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text:soft-page-break/>MTI</text:p>
      <text:p text:style-name="List_20_Contents">Message Type Indicator - identifies a common message type. (This term is still under discussion) </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ID</text:p>
      <text:p text:style-name="List_20_Contents">Source Node ID <text:change-end text:change-id="ct503865632"/><text:change-start text:change-id="ct544255520"/>–<text:change-end text:change-id="ct544255520"/><text:change-start text:change-id="ct544791984"/> The Node ID of the node which originated a specific message. </text:p>
      <text:p text:style-name="List_20_Heading">Segment</text:p>
      <text:p text:style-name="List_20_Contents">Subset of an overall OpenLCB installation which is reached via <text:change-end text:change-id="ct544791984"/><text:change text:change-id="ct503865728"/><text:change-start text:change-id="ct503865376"/>path or gateway<text:change-end text:change-id="ct503865376"/><text:change text:change-id="ct503860656"/><text:change-start text:change-id="ct503866688"/>.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Wire protocol</text:p>
      <text:p text:style-name="P12">Version of the OpenLCB common messages, interactions, etc adapted to a particular transport mechanism. Examples are the wire protocols for CAN bus segments and TCP/IP links. </text:p>
      <text:h text:style-name="P16" text:outline-level="1"><text:soft-page-break/>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3">A Frame is packet as it is defined on the CAN bus. It consists of a 11 or 29 bit CAN header and zero through 8 bytes of data. An OpenLCB message may become one or more frames when transmitted over CAN.</text:p>
      <text:p text:style-name="P14">Segment</text:p>
      <text:p text:style-name="List_20_Contents"><text:change-end text:change-id="ct503866688"/><text:change text:change-id="ct503866784"/><text:change-start text:change-id="ct503867744"/>A single CAN segment is the set of CAN nodes that <text:change-end text:change-id="ct503867744"/><text:change-start text:change-id="ct503867840"/>share CAN arbitration.<text:change-end text:change-id="ct5038678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Key Terms<text:tab/>1</text:p>
          <text:p text:style-name="P22"><text:s/>3 General Glossary<text:tab/>1</text:p>
          <text:p text:style-name="P22"><text:s/>4 CAN Glossary<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04039904" text:id="ct504039904">
            <text:deletion>
              <office:change-info>
                <dc:creator>Bob Jacobsen</dc:creator>
                <dc:date>2010-10-08T17:22:00</dc:date>
              </office:change-info>
              <text:p text:style-name="MP1">NMRA Technical Note (number)</text:p>
            </text:deletion>
          </text:changed-region>
          <text:changed-region xml:id="ct504040032" text:id="ct504040032">
            <text:insertion>
              <office:change-info>
                <dc:creator>Bob Jacobsen</dc:creator>
                <dc:date>2010-10-08T17:2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04039904"/><text:change-start text:change-id="ct504040032"/>OpenLCB Glossary Technical Note<text:change-end text:change-id="ct504040032"/></text:p>
      </style:header>
      <style:footer>
        <text:tracked-changes>
          <text:changed-region xml:id="ct504032576" text:id="ct504032576">
            <text:deletion>
              <office:change-info>
                <dc:creator>Bob Jacobsen</dc:creator>
                <dc:date>2010-10-08T17:23:00</dc:date>
              </office:change-info>
              <text:p text:style-name="MP4"><text:span text:style-name="MT2">Title</text:span><text:span text:style-name="MT3"><text:tab/></text:span></text:p>
            </text:deletion>
          </text:changed-region>
          <text:changed-region xml:id="ct504044992" text:id="ct504044992">
            <text:insertion>
              <office:change-info>
                <dc:creator>Bob Jacobsen</dc:creator>
                <dc:date>2011-07-23T20:08:00</dc:date>
              </office:change-info>
            </text:insertion>
          </text:changed-region>
        </text:tracked-changes>
        <text:p text:style-name="MP4"><text:change text:change-id="ct504032576"/><text:change-start text:change-id="ct50404499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04044992"/><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1-09-11T00:22:10.99">9/11/2011</text:date></text:span></text:span></text:p>
      </style:footer>
    </style:master-page>
    <style:master-page style:name="First_20_Page" style:display-name="First Page" style:page-layout-name="Mpm2" style:next-style-name="Standard">
      <style:header>
        <text:tracked-changes>
          <text:changed-region xml:id="ct504056800" text:id="ct504056800">
            <text:deletion>
              <office:change-info>
                <dc:creator>Bob Jacobsen</dc:creator>
                <dc:date>2010-10-07T21:46:00</dc:date>
              </office:change-info>
              <text:p text:style-name="MP7"><text:span text:style-name="MT4">NMRA TECHNICAL NOTES</text:span></text:p>
            </text:deletion>
          </text:changed-region>
          <text:changed-region xml:id="ct504057824" text:id="ct504057824">
            <text:insertion>
              <office:change-info>
                <dc:creator>Bob Jacobsen</dc:creator>
                <dc:date>2010-10-08T17:19:00</dc:date>
              </office:change-info>
            </text:insertion>
          </text:changed-region>
          <text:changed-region xml:id="ct504053424" text:id="ct504053424">
            <text:insertion>
              <office:change-info>
                <dc:creator>Bob Jacobsen</dc:creator>
                <dc:date>2010-10-10T10:54:00</dc:date>
              </office:change-info>
            </text:insertion>
          </text:changed-region>
          <text:changed-region xml:id="ct504053984" text:id="ct504053984">
            <text:deletion>
              <office:change-info>
                <dc:creator>Bob Jacobsen</dc:creator>
                <dc:date>2010-10-14T14:26:00</dc:date>
              </office:change-info>
              <text:p text:style-name="MP7">(title)</text:p>
            </text:deletion>
          </text:changed-region>
          <text:changed-region xml:id="ct504054096" text:id="ct504054096">
            <text:insertion>
              <office:change-info>
                <dc:creator>Bob Jacobsen</dc:creator>
                <dc:date>2010-10-14T14:26:00</dc:date>
              </office:change-info>
            </text:insertion>
          </text:changed-region>
          <text:changed-region xml:id="ct504054192" text:id="ct504054192">
            <text:deletion>
              <office:change-info>
                <dc:creator>Bob Jacobsen</dc:creator>
                <dc:date>2010-10-08T17:19:00</dc:date>
              </office:change-info>
              <text:p text:style-name="MP7">(date)</text:p>
            </text:deletion>
          </text:changed-region>
          <text:changed-region xml:id="ct504059872" text:id="ct504059872">
            <text:insertion>
              <office:change-info>
                <dc:creator>Bob Jacobsen</dc:creator>
                <dc:date>2010-10-14T08:38:00</dc:date>
              </office:change-info>
            </text:insertion>
          </text:changed-region>
          <text:changed-region xml:id="ct504054288" text:id="ct504054288">
            <text:deletion>
              <office:change-info>
                <dc:creator>Bob Jacobsen</dc:creator>
                <dc:date>2010-10-07T21:47:00</dc:date>
              </office:change-info>
              <text:p text:style-name="MP7">(number)</text:p>
            </text:deletion>
          </text:changed-region>
          <text:changed-region xml:id="ct504054672" text:id="ct504054672">
            <text:insertion>
              <office:change-info>
                <dc:creator>Bob Jacobsen</dc:creator>
                <dc:date>2010-10-14T22:56: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04056800"/><text:change-start text:change-id="ct504057824"/>OpenLCB <text:change-end text:change-id="ct504057824"/><text:change-start text:change-id="ct504053424"/>Technical Note<text:change-end text:change-id="ct5040534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04053984"/><text:change-start text:change-id="ct504054096"/>Glossary<text:change-end text:change-id="ct5040540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04054192"/><text:change-start text:change-id="ct504059872"/><text:date style:data-style-name="N75" text:date-value="2011-09-11T00:22:10.99">Sep 11, 2011</text:date><text:change-end text:change-id="ct504059872"/></text:p>
            </table:table-cell>
            <table:table-cell table:style-name="Table1.C1" office:value-type="string">
              <text:p text:style-name="MP7"><text:change text:change-id="ct504054288"/><text:change-start text:change-id="ct504054672"/>Preliminary<text:change-end text:change-id="ct504054672"/></text:p>
            </table:table-cell>
          </table:table-row>
        </table:table>
        <text:p text:style-name="Header"/>
      </style:header>
      <style:footer>
        <text:tracked-changes>
          <text:changed-region xml:id="ct450675648" text:id="ct450675648">
            <text:deletion>
              <office:change-info>
                <dc:creator>Bob Jacobsen</dc:creator>
                <dc:date>2011-07-23T20:08:00</dc:date>
              </office:change-info>
              <text:p text:style-name="MP8"><text:span text:style-name="MT5">and A. Shepherd</text:span></text:p>
            </text:deletion>
          </text:changed-region>
          <text:changed-region xml:id="ct267531360" text:id="ct267531360">
            <text:deletion>
              <office:change-info>
                <dc:creator>Bob Jacobsen</dc:creator>
                <dc:date>2010-10-08T17:21:00</dc:date>
              </office:change-info>
              <text:p text:style-name="MP8"><text:span text:style-name="MT5">A. Robinson, </text:span></text:p>
            </text:deletion>
          </text:changed-region>
          <text:changed-region xml:id="ct450047200" text:id="ct450047200">
            <text:deletion>
              <office:change-info>
                <dc:creator>Bob Jacobsen</dc:creator>
                <dc:date>2011-07-23T20:08:00</dc:date>
              </office:change-info>
              <text:p text:style-name="MP8"><text:span text:style-name="MT5">, by J. Day, D. Harris, B. Jacobsen, </text:span></text:p>
            </text:deletion>
          </text:changed-region>
          <text:changed-region xml:id="ct157723520" text:id="ct157723520">
            <text:deletion>
              <office:change-info>
                <dc:creator>Bob Jacobsen</dc:creator>
                <dc:date>2010-10-07T21:47:00</dc:date>
              </office:change-info>
              <text:p text:style-name="MP8"><text:span text:style-name="MT5">90</text:span></text:p>
            </text:deletion>
          </text:changed-region>
          <text:changed-region xml:id="ct291070368" text:id="ct291070368">
            <text:deletion>
              <office:change-info>
                <dc:creator>Bob Jacobsen</dc:creator>
                <dc:date>2011-07-23T20:08:00</dc:date>
              </office:change-info>
              <text:p text:style-name="MP8"><text:span text:style-name="MT5">Copyright 20</text:span></text:p>
            </text:deletion>
          </text:changed-region>
          <text:changed-region xml:id="ct290814000" text:id="ct290814000">
            <text:insertion>
              <office:change-info>
                <dc:creator>Bob Jacobsen</dc:creator>
                <dc:date>2011-07-23T20:08:00</dc:date>
              </office:change-info>
            </text:insertion>
          </text:changed-region>
        </text:tracked-changes>
        <text:p text:style-name="MP8"><text:change text:change-id="ct450675648"/><text:change text:change-id="ct267531360"/><text:change text:change-id="ct450047200"/><text:change text:change-id="ct157723520"/><text:change text:change-id="ct291070368"/><text:change-start text:change-id="ct2908140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90814000"/><text:span text:style-name="MT5"><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6"><text:date style:data-style-name="N116" text:date-value="2011-09-11T00:22:10.99">9/1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0</meta:editing-cycles>
    <meta:editing-duration>PT12H6M42S</meta:editing-duration>
    <meta:generator>OpenOffice.org/3.3$Unix OpenOffice.org_project/330m20$Build-9567</meta:generator>
    <dc:date>2011-09-11T00:22:11</dc:date>
    <dc:creator>Bob Jacobsen</dc:creator>
    <meta:document-statistic meta:table-count="1" meta:image-count="1" meta:object-count="0" meta:page-count="4" meta:paragraph-count="95" meta:word-count="1226" meta:character-count="7298"/>
    <meta:user-defined meta:name="Info 1"/>
    <meta:user-defined meta:name="Info 2"/>
    <meta:user-defined meta:name="Info 3"/>
    <meta:user-defined meta:name="Info 4"/>
  </office:meta>
</office:document-meta>
</file>